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17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nio</text:p>
          </table:table-cell>
          <table:table-cell office:value-type="string" calcext:value-type="string">
            <text:p>Year of report</text:p>
          </table:table-cell>
          <table:table-cell table:number-columns-repeated="2"/>
          <table:table-cell table:formula="of:=COM.MICROSOFT.CONCAT(&quot;&lt;td&gt;&quot;;[.D2];&quot;&lt;/td&gt;&quot;)" office:value-type="string" office:string-value="&lt;td&gt;anio&lt;/td&gt;" calcext:value-type="string">
            <text:p>&lt;td&gt;anio&lt;/t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nvironmental Registration Number (NRA, for its acronym in Spanish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ombre</text:p>
          </table:table-cell>
          <table:table-cell table:number-columns-repeated="2" office:value-type="string" calcext:value-type="string">
            <text:p>Establishment 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Establishment Sec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bsector</text:p>
          </table:table-cell>
          <table:table-cell table:number-columns-repeated="2" office:value-type="string" calcext:value-type="string">
            <text:p>Establishment Subsec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tprincipal</text:p>
          </table:table-cell>
          <table:table-cell table:number-columns-repeated="2" office:value-type="string" calcext:value-type="string">
            <text:p>Main Activ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cian</text:p>
          </table:table-cell>
          <table:table-cell office:value-type="string" calcext:value-type="string">
            <text:p>SCIAN</text:p>
          </table:table-cell>
          <table:table-cell office:value-type="string" calcext:value-type="string">
            <text:p>Sistema de Clasificación Industrial de América del Norte (SCIAN)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scian</text:p>
          </table:table-cell>
          <table:table-cell table:number-columns-repeated="2" office:value-type="string" calcext:value-type="string">
            <text:p>Description SC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veamb</text:p>
          </table:table-cell>
          <table:table-cell office:value-type="string" calcext:value-type="string">
            <text:p>Environmental code</text:p>
          </table:table-cell>
          <table:table-cell office:value-type="string" calcext:value-type="string">
            <text:p>Secretariat of Environment and Natural Resources (in Spanish: Secretaría del Medio Ambiente y Recursos Naturales, SEMARNAT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e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mexterior</text:p>
          </table:table-cell>
          <table:table-cell office:value-type="string" calcext:value-type="string">
            <text:p>Street num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uminterior</text:p>
          </table:table-cell>
          <table:table-cell office:value-type="string" calcext:value-type="string">
            <text:p>Apartment num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rec1</text:p>
          </table:table-cell>
          <table:table-cell office:value-type="string" calcext:value-type="string">
            <text:p>Between Street 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rec2</text:p>
          </table:table-cell>
          <table:table-cell office:value-type="string" calcext:value-type="string">
            <text:p>Between Street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queind</text:p>
          </table:table-cell>
          <table:table-cell office:value-type="string" calcext:value-type="string">
            <text:p>Industrial park 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onia</text:p>
          </table:table-cell>
          <table:table-cell office:value-type="string" calcext:value-type="string">
            <text:p>Colony (Colonia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calidad</text:p>
          </table:table-cell>
          <table:table-cell office:value-type="string" calcext:value-type="string">
            <text:p>Place (Localidad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nicipio</text:p>
          </table:table-cell>
          <table:table-cell office:value-type="string" calcext:value-type="string">
            <text:p>Municipal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ve_mun</text:p>
          </table:table-cell>
          <table:table-cell office:value-type="string" calcext:value-type="string">
            <text:p>Municipality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ve_ent</text:p>
          </table:table-cell>
          <table:table-cell office:value-type="string" calcext:value-type="string">
            <text:p>Entity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Postal c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itudnorte</text:p>
          </table:table-cell>
          <table:table-cell office:value-type="string" calcext:value-type="string">
            <text:p>Latitu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ngitudoeste</text:p>
          </table:table-cell>
          <table:table-cell office:value-type="string" calcext:value-type="string">
            <text:p>Longitu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t</text:p>
          </table:table-cell>
          <table:table-cell office:value-type="string" calcext:value-type="string">
            <text:p>Longitude in DD form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ng</text:p>
          </table:table-cell>
          <table:table-cell office:value-type="string" calcext:value-type="string">
            <text:p>Latitude in DD forma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culad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municipi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ordenadaUTM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ordenadaUTM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stanci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ar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i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dad</text:p>
          </table:table-cell>
          <table:table-cell table:number-columns-repeated="4"/>
        </table:table-row>
      </table:table>
      <table:table table:name="Hoja2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io</text:p>
          </table:table-cell>
          <table:table-cell office:value-type="string" calcext:value-type="string">
            <text:p>Year of report</text:p>
          </table:table-cell>
          <table:table-cell table:number-columns-repeated="2"/>
          <table:table-cell table:formula="of:=COM.MICROSOFT.CONCAT(&quot;&lt;th&gt;&quot;;[.B1];&quot;&lt;/th&gt;&quot;)" office:value-type="string" office:string-value="&lt;th&gt;Year of report&lt;/th&gt;" calcext:value-type="string">
            <text:p>&lt;th&gt;Year of report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table:number-columns-repeated="2"/>
          <table:table-cell table:formula="of:=COM.MICROSOFT.CONCAT(&quot;&lt;th&gt;&quot;;[.B2];&quot;&lt;/th&gt;&quot;)" office:value-type="string" office:string-value="&lt;th&gt;NRA&lt;/th&gt;" calcext:value-type="string">
            <text:p>&lt;th&gt;NRA&lt;/th&gt;</text:p>
          </table:table-cell>
          <table:table-cell office:value-type="string" calcext:value-type="string">
            <text:p>latitudnort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ablishment Name</text:p>
          </table:table-cell>
          <table:table-cell table:number-columns-repeated="2"/>
          <table:table-cell table:formula="of:=COM.MICROSOFT.CONCAT(&quot;&lt;th&gt;&quot;;[.B3];&quot;&lt;/th&gt;&quot;)" office:value-type="string" office:string-value="&lt;th&gt;Establishment Name&lt;/th&gt;" calcext:value-type="string">
            <text:p>&lt;th&gt;Establishment Name&lt;/th&gt;</text:p>
          </table:table-cell>
          <table:table-cell office:value-type="string" calcext:value-type="string">
            <text:p>longitudoest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Establishment Sector</text:p>
          </table:table-cell>
          <table:table-cell table:number-columns-repeated="2"/>
          <table:table-cell table:formula="of:=COM.MICROSOFT.CONCAT(&quot;&lt;th&gt;&quot;;[.B4];&quot;&lt;/th&gt;&quot;)" office:value-type="string" office:string-value="&lt;th&gt;Establishment Sector&lt;/th&gt;" calcext:value-type="string">
            <text:p>&lt;th&gt;Establishment Sector&lt;/th&gt;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itude in DD format</text:p>
          </table:table-cell>
        </table:table-row>
        <table:table-row table:style-name="ro1">
          <table:table-cell office:value-type="string" calcext:value-type="string">
            <text:p>subsector</text:p>
          </table:table-cell>
          <table:table-cell office:value-type="string" calcext:value-type="string">
            <text:p>Establishment Subsector</text:p>
          </table:table-cell>
          <table:table-cell table:number-columns-repeated="2"/>
          <table:table-cell table:formula="of:=COM.MICROSOFT.CONCAT(&quot;&lt;th&gt;&quot;;[.B5];&quot;&lt;/th&gt;&quot;)" office:value-type="string" office:string-value="&lt;th&gt;Establishment Subsector&lt;/th&gt;" calcext:value-type="string">
            <text:p>&lt;th&gt;Establishment Subsector&lt;/th&gt;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itude in DD format</text:p>
          </table:table-cell>
        </table:table-row>
        <table:table-row table:style-name="ro1">
          <table:table-cell office:value-type="string" calcext:value-type="string">
            <text:p>actprincipal</text:p>
          </table:table-cell>
          <table:table-cell office:value-type="string" calcext:value-type="string">
            <text:p>Main Activity</text:p>
          </table:table-cell>
          <table:table-cell table:number-columns-repeated="2"/>
          <table:table-cell table:formula="of:=COM.MICROSOFT.CONCAT(&quot;&lt;th&gt;&quot;;[.B6];&quot;&lt;/th&gt;&quot;)" office:value-type="string" office:string-value="&lt;th&gt;Main Activity&lt;/th&gt;" calcext:value-type="string">
            <text:p>&lt;th&gt;Main Activity&lt;/th&gt;</text:p>
          </table:table-cell>
          <table:table-cell office:value-type="string" calcext:value-type="string">
            <text:p>calculada</text:p>
          </table:table-cell>
          <table:table-cell/>
        </table:table-row>
        <table:table-row table:style-name="ro1">
          <table:table-cell office:value-type="string" calcext:value-type="string">
            <text:p>scian</text:p>
          </table:table-cell>
          <table:table-cell office:value-type="string" calcext:value-type="string">
            <text:p>SCIAN</text:p>
          </table:table-cell>
          <table:table-cell table:number-columns-repeated="2"/>
          <table:table-cell table:formula="of:=COM.MICROSOFT.CONCAT(&quot;&lt;th&gt;&quot;;[.B7];&quot;&lt;/th&gt;&quot;)" office:value-type="string" office:string-value="&lt;th&gt;SCIAN&lt;/th&gt;" calcext:value-type="string">
            <text:p>&lt;th&gt;SCIAN&lt;/th&gt;</text:p>
          </table:table-cell>
          <table:table-cell office:value-type="string" calcext:value-type="string">
            <text:p>enmunicipio</text:p>
          </table:table-cell>
          <table:table-cell/>
        </table:table-row>
        <table:table-row table:style-name="ro1">
          <table:table-cell office:value-type="string" calcext:value-type="string">
            <text:p>descscian</text:p>
          </table:table-cell>
          <table:table-cell office:value-type="string" calcext:value-type="string">
            <text:p>Description SCIAN</text:p>
          </table:table-cell>
          <table:table-cell table:number-columns-repeated="2"/>
          <table:table-cell table:formula="of:=COM.MICROSOFT.CONCAT(&quot;&lt;th&gt;&quot;;[.B8];&quot;&lt;/th&gt;&quot;)" office:value-type="string" office:string-value="&lt;th&gt;Description SCIAN&lt;/th&gt;" calcext:value-type="string">
            <text:p>&lt;th&gt;Description SCIAN&lt;/th&gt;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string" calcext:value-type="string">
            <text:p>cveamb</text:p>
          </table:table-cell>
          <table:table-cell office:value-type="string" calcext:value-type="string">
            <text:p>Environmental code</text:p>
          </table:table-cell>
          <table:table-cell table:number-columns-repeated="2"/>
          <table:table-cell table:formula="of:=COM.MICROSOFT.CONCAT(&quot;&lt;th&gt;&quot;;[.B9];&quot;&lt;/th&gt;&quot;)" office:value-type="string" office:string-value="&lt;th&gt;Environmental code&lt;/th&gt;" calcext:value-type="string">
            <text:p>&lt;th&gt;Environmental code&lt;/th&gt;</text:p>
          </table:table-cell>
          <table:table-cell office:value-type="string" calcext:value-type="string">
            <text:p>flng</text:p>
          </table:table-cell>
          <table:table-cell/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table:formula="of:=COM.MICROSOFT.CONCAT(&quot;&lt;th&gt;&quot;;[.B10];&quot;&lt;/th&gt;&quot;)" office:value-type="string" office:string-value="&lt;th&gt;Address&lt;/th&gt;" calcext:value-type="string">
            <text:p>&lt;th&gt;Address&lt;/th&gt;</text:p>
          </table:table-cell>
          <table:table-cell office:value-type="string" calcext:value-type="string">
            <text:p>coordenadaUTMX</text:p>
          </table:table-cell>
          <table:table-cell/>
        </table:table-row>
        <table:table-row table:style-name="ro1">
          <table:table-cell office:value-type="string" calcext:value-type="string">
            <text:p>numexterior</text:p>
          </table:table-cell>
          <table:table-cell office:value-type="string" calcext:value-type="string">
            <text:p>Street number</text:p>
          </table:table-cell>
          <table:table-cell table:number-columns-repeated="2"/>
          <table:table-cell table:formula="of:=COM.MICROSOFT.CONCAT(&quot;&lt;th&gt;&quot;;[.B11];&quot;&lt;/th&gt;&quot;)" office:value-type="string" office:string-value="&lt;th&gt;Street number&lt;/th&gt;" calcext:value-type="string">
            <text:p>&lt;th&gt;Street number&lt;/th&gt;</text:p>
          </table:table-cell>
          <table:table-cell office:value-type="string" calcext:value-type="string">
            <text:p>coordenadaUTMY</text:p>
          </table:table-cell>
          <table:table-cell/>
        </table:table-row>
        <table:table-row table:style-name="ro1">
          <table:table-cell office:value-type="string" calcext:value-type="string">
            <text:p>numinterior</text:p>
          </table:table-cell>
          <table:table-cell office:value-type="string" calcext:value-type="string">
            <text:p>Apartment number</text:p>
          </table:table-cell>
          <table:table-cell table:number-columns-repeated="2"/>
          <table:table-cell table:formula="of:=COM.MICROSOFT.CONCAT(&quot;&lt;th&gt;&quot;;[.B12];&quot;&lt;/th&gt;&quot;)" office:value-type="string" office:string-value="&lt;th&gt;Apartment number&lt;/th&gt;" calcext:value-type="string">
            <text:p>&lt;th&gt;Apartment number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c1</text:p>
          </table:table-cell>
          <table:table-cell office:value-type="string" calcext:value-type="string">
            <text:p>Between Street 1</text:p>
          </table:table-cell>
          <table:table-cell table:number-columns-repeated="2"/>
          <table:table-cell table:formula="of:=COM.MICROSOFT.CONCAT(&quot;&lt;th&gt;&quot;;[.B13];&quot;&lt;/th&gt;&quot;)" office:value-type="string" office:string-value="&lt;th&gt;Between Street 1&lt;/th&gt;" calcext:value-type="string">
            <text:p>&lt;th&gt;Between Street 1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c2</text:p>
          </table:table-cell>
          <table:table-cell office:value-type="string" calcext:value-type="string">
            <text:p>Between Street 2</text:p>
          </table:table-cell>
          <table:table-cell table:number-columns-repeated="2"/>
          <table:table-cell table:formula="of:=COM.MICROSOFT.CONCAT(&quot;&lt;th&gt;&quot;;[.B14];&quot;&lt;/th&gt;&quot;)" office:value-type="string" office:string-value="&lt;th&gt;Between Street 2&lt;/th&gt;" calcext:value-type="string">
            <text:p>&lt;th&gt;Between Street 2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queind</text:p>
          </table:table-cell>
          <table:table-cell office:value-type="string" calcext:value-type="string">
            <text:p>Industrial park name</text:p>
          </table:table-cell>
          <table:table-cell table:number-columns-repeated="2"/>
          <table:table-cell table:formula="of:=COM.MICROSOFT.CONCAT(&quot;&lt;th&gt;&quot;;[.B15];&quot;&lt;/th&gt;&quot;)" office:value-type="string" office:string-value="&lt;th&gt;Industrial park name&lt;/th&gt;" calcext:value-type="string">
            <text:p>&lt;th&gt;Industrial park name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ia</text:p>
          </table:table-cell>
          <table:table-cell office:value-type="string" calcext:value-type="string">
            <text:p>Colony (Colonia)</text:p>
          </table:table-cell>
          <table:table-cell table:number-columns-repeated="2"/>
          <table:table-cell table:formula="of:=COM.MICROSOFT.CONCAT(&quot;&lt;th&gt;&quot;;[.B16];&quot;&lt;/th&gt;&quot;)" office:value-type="string" office:string-value="&lt;th&gt;Colony (Colonia)&lt;/th&gt;" calcext:value-type="string">
            <text:p>&lt;th&gt;Colony (Colonia)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Place (Localidad)</text:p>
          </table:table-cell>
          <table:table-cell table:number-columns-repeated="2"/>
          <table:table-cell table:formula="of:=COM.MICROSOFT.CONCAT(&quot;&lt;th&gt;&quot;;[.B17];&quot;&lt;/th&gt;&quot;)" office:value-type="string" office:string-value="&lt;th&gt;Place (Localidad)&lt;/th&gt;" calcext:value-type="string">
            <text:p>&lt;th&gt;Place (Localidad)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unicipality</text:p>
          </table:table-cell>
          <table:table-cell table:number-columns-repeated="2"/>
          <table:table-cell table:formula="of:=COM.MICROSOFT.CONCAT(&quot;&lt;th&gt;&quot;;[.B18];&quot;&lt;/th&gt;&quot;)" office:value-type="string" office:string-value="&lt;th&gt;Municipality&lt;/th&gt;" calcext:value-type="string">
            <text:p>&lt;th&gt;Municipality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_mun</text:p>
          </table:table-cell>
          <table:table-cell office:value-type="string" calcext:value-type="string">
            <text:p>Municipality code</text:p>
          </table:table-cell>
          <table:table-cell table:number-columns-repeated="2"/>
          <table:table-cell table:formula="of:=COM.MICROSOFT.CONCAT(&quot;&lt;th&gt;&quot;;[.B19];&quot;&lt;/th&gt;&quot;)" office:value-type="string" office:string-value="&lt;th&gt;Municipality code&lt;/th&gt;" calcext:value-type="string">
            <text:p>&lt;th&gt;Municipality code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ntity</text:p>
          </table:table-cell>
          <table:table-cell table:number-columns-repeated="2"/>
          <table:table-cell table:formula="of:=COM.MICROSOFT.CONCAT(&quot;&lt;th&gt;&quot;;[.B20];&quot;&lt;/th&gt;&quot;)" office:value-type="string" office:string-value="&lt;th&gt;Entity&lt;/th&gt;" calcext:value-type="string">
            <text:p>&lt;th&gt;Entity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_ent</text:p>
          </table:table-cell>
          <table:table-cell office:value-type="string" calcext:value-type="string">
            <text:p>Entity code</text:p>
          </table:table-cell>
          <table:table-cell table:number-columns-repeated="2"/>
          <table:table-cell table:formula="of:=COM.MICROSOFT.CONCAT(&quot;&lt;th&gt;&quot;;[.B21];&quot;&lt;/th&gt;&quot;)" office:value-type="string" office:string-value="&lt;th&gt;Entity code&lt;/th&gt;" calcext:value-type="string">
            <text:p>&lt;th&gt;Entity code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Postal code</text:p>
          </table:table-cell>
          <table:table-cell table:number-columns-repeated="2"/>
          <table:table-cell table:formula="of:=COM.MICROSOFT.CONCAT(&quot;&lt;th&gt;&quot;;[.B22];&quot;&lt;/th&gt;&quot;)" office:value-type="string" office:string-value="&lt;th&gt;Postal code&lt;/th&gt;" calcext:value-type="string">
            <text:p>&lt;th&gt;Postal code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CAS Registry Number</text:p>
          </table:table-cell>
          <table:table-cell table:number-columns-repeated="2"/>
          <table:table-cell table:formula="of:=COM.MICROSOFT.CONCAT(&quot;&lt;th&gt;&quot;;[.B23];&quot;&lt;/th&gt;&quot;)" office:value-type="string" office:string-value="&lt;th&gt;CAS Registry Number&lt;/th&gt;" calcext:value-type="string">
            <text:p>&lt;th&gt;CAS Registry Number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Substance name</text:p>
          </table:table-cell>
          <table:table-cell table:number-columns-repeated="2"/>
          <table:table-cell table:formula="of:=COM.MICROSOFT.CONCAT(&quot;&lt;th&gt;&quot;;[.B24];&quot;&lt;/th&gt;&quot;)" office:value-type="string" office:string-value="&lt;th&gt;Substance name&lt;/th&gt;" calcext:value-type="string">
            <text:p>&lt;th&gt;Substance name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rc</text:p>
          </table:table-cell>
          <table:table-cell office:value-type="string" calcext:value-type="string">
            <text:p>IARC Group</text:p>
          </table:table-cell>
          <table:table-cell table:number-columns-repeated="2"/>
          <table:table-cell table:formula="of:=COM.MICROSOFT.CONCAT(&quot;&lt;th&gt;&quot;;[.B25];&quot;&lt;/th&gt;&quot;)" office:value-type="string" office:string-value="&lt;th&gt;IARC Group&lt;/th&gt;" calcext:value-type="string">
            <text:p>&lt;th&gt;IARC Group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e</text:p>
          </table:table-cell>
          <table:table-cell office:value-type="string" calcext:value-type="string">
            <text:p>Emission to Air</text:p>
          </table:table-cell>
          <table:table-cell table:number-columns-repeated="2"/>
          <table:table-cell table:formula="of:=COM.MICROSOFT.CONCAT(&quot;&lt;th&gt;&quot;;[.B26];&quot;&lt;/th&gt;&quot;)" office:value-type="string" office:string-value="&lt;th&gt;Emission to Air&lt;/th&gt;" calcext:value-type="string">
            <text:p>&lt;th&gt;Emission to Air&lt;/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dad</text:p>
          </table:table-cell>
          <table:table-cell office:value-type="string" calcext:value-type="string">
            <text:p>Unit of measurement</text:p>
          </table:table-cell>
          <table:table-cell table:number-columns-repeated="2"/>
          <table:table-cell table:formula="of:=COM.MICROSOFT.CONCAT(&quot;&lt;th&gt;&quot;;[.B27];&quot;&lt;/th&gt;&quot;)" office:value-type="string" office:string-value="&lt;th&gt;Unit of measurement&lt;/th&gt;" calcext:value-type="string">
            <text:p>&lt;th&gt;Unit of measurement&lt;/th&gt;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n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da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7:27:37.225728017</meta:creation-date>
    <dc:date>2024-02-12T18:20:55.746354668</dc:date>
    <meta:editing-duration>PT22M47S</meta:editing-duration>
    <meta:editing-cycles>2</meta:editing-cycles>
    <meta:generator>LibreOffice/7.3.7.2$Linux_X86_64 LibreOffice_project/30$Build-2</meta:generator>
    <meta:document-statistic meta:table-count="2" meta:cell-count="173" meta:object-count="0"/>
  </office:meta>
</office:document-meta>
</file>